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_100_SIM_TIME_100000" table:style-name="ta1">
        <table:shapes>
          <draw:frame draw:z-index="0" draw:style-name="gr1" draw:text-style-name="P1" svg:width="159.99mm" svg:height="89.99mm" svg:x="66.67mm" svg:y="1mm">
            <draw:object draw:notify-on-update-of-ranges="N_100_SIM_TIME_100000.A1:N_100_SIM_TIME_100000.A1 N_100_SIM_TIME_100000.A2:N_100_SIM_TIME_100000.A101 N_100_SIM_TIME_100000.B1:N_100_SIM_TIME_100000.B1 N_100_SIM_TIME_100000.B2:N_100_SIM_TIME_100000.B101 N_100_SIM_TIME_100000.C1:N_100_SIM_TIME_100000.C1 N_100_SIM_TIME_100000.C2:N_100_SIM_TIME_100000.C101 N_100_SIM_TIME_100000.D1:N_100_SIM_TIME_100000.D1 N_100_SIM_TIME_100000.D2:N_100_SIM_TIME_100000.D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_success</text:p>
          </table:table-cell>
          <table:table-cell office:value-type="string" calcext:value-type="string">
            <text:p>P_nobody</text:p>
          </table:table-cell>
          <table:table-cell office:value-type="string" calcext:value-type="string">
            <text:p>P_not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009" calcext:value-type="float">
            <text:p>0.01009</text:p>
          </table:table-cell>
          <table:table-cell office:value-type="float" office:value="0" calcext:value-type="float">
            <text:p>0</text:p>
          </table:table-cell>
          <table:table-cell office:value-type="float" office:value="0.98991" calcext:value-type="float">
            <text:p>0.989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93704" calcext:value-type="float">
            <text:p>0.937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413" calcext:value-type="float">
            <text:p>0.08413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89637" calcext:value-type="float">
            <text:p>0.896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1113" calcext:value-type="float">
            <text:p>0.11113</text:p>
          </table:table-cell>
          <table:table-cell office:value-type="float" office:value="0.02997" calcext:value-type="float">
            <text:p>0.02997</text:p>
          </table:table-cell>
          <table:table-cell office:value-type="float" office:value="0.8589" calcext:value-type="float">
            <text:p>0.85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34" calcext:value-type="float">
            <text:p>0.1334</text:p>
          </table:table-cell>
          <table:table-cell office:value-type="float" office:value="0.04057" calcext:value-type="float">
            <text:p>0.04057</text:p>
          </table:table-cell>
          <table:table-cell office:value-type="float" office:value="0.82603" calcext:value-type="float">
            <text:p>0.826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439" calcext:value-type="float">
            <text:p>0.15439</text:p>
          </table:table-cell>
          <table:table-cell office:value-type="float" office:value="0.04845" calcext:value-type="float">
            <text:p>0.04845</text:p>
          </table:table-cell>
          <table:table-cell office:value-type="float" office:value="0.79716" calcext:value-type="float">
            <text:p>0.797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348" calcext:value-type="float">
            <text:p>0.17348</text:p>
          </table:table-cell>
          <table:table-cell office:value-type="float" office:value="0.05926" calcext:value-type="float">
            <text:p>0.05926</text:p>
          </table:table-cell>
          <table:table-cell office:value-type="float" office:value="0.76726" calcext:value-type="float">
            <text:p>0.767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9227" calcext:value-type="float">
            <text:p>0.19227</text:p>
          </table:table-cell>
          <table:table-cell office:value-type="float" office:value="0.06989" calcext:value-type="float">
            <text:p>0.06989</text:p>
          </table:table-cell>
          <table:table-cell office:value-type="float" office:value="0.73784" calcext:value-type="float">
            <text:p>0.737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0824" calcext:value-type="float">
            <text:p>0.20824</text:p>
          </table:table-cell>
          <table:table-cell office:value-type="float" office:value="0.07998" calcext:value-type="float">
            <text:p>0.07998</text:p>
          </table:table-cell>
          <table:table-cell office:value-type="float" office:value="0.71178" calcext:value-type="float">
            <text:p>0.711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2212" calcext:value-type="float">
            <text:p>0.22212</text:p>
          </table:table-cell>
          <table:table-cell office:value-type="float" office:value="0.09039" calcext:value-type="float">
            <text:p>0.09039</text:p>
          </table:table-cell>
          <table:table-cell office:value-type="float" office:value="0.68749" calcext:value-type="float">
            <text:p>0.687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3403" calcext:value-type="float">
            <text:p>0.23403</text:p>
          </table:table-cell>
          <table:table-cell office:value-type="float" office:value="0.10061" calcext:value-type="float">
            <text:p>0.10061</text:p>
          </table:table-cell>
          <table:table-cell office:value-type="float" office:value="0.66536" calcext:value-type="float">
            <text:p>0.665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10984" calcext:value-type="float">
            <text:p>0.10984</text:p>
          </table:table-cell>
          <table:table-cell office:value-type="float" office:value="0.64566" calcext:value-type="float">
            <text:p>0.645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842" calcext:value-type="float">
            <text:p>0.25842</text:p>
          </table:table-cell>
          <table:table-cell office:value-type="float" office:value="0.12079" calcext:value-type="float">
            <text:p>0.12079</text:p>
          </table:table-cell>
          <table:table-cell office:value-type="float" office:value="0.62079" calcext:value-type="float">
            <text:p>0.620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7049" calcext:value-type="float">
            <text:p>0.27049</text:p>
          </table:table-cell>
          <table:table-cell office:value-type="float" office:value="0.13083" calcext:value-type="float">
            <text:p>0.13083</text:p>
          </table:table-cell>
          <table:table-cell office:value-type="float" office:value="0.59868" calcext:value-type="float">
            <text:p>0.598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8007" calcext:value-type="float">
            <text:p>0.28007</text:p>
          </table:table-cell>
          <table:table-cell office:value-type="float" office:value="0.14137" calcext:value-type="float">
            <text:p>0.14137</text:p>
          </table:table-cell>
          <table:table-cell office:value-type="float" office:value="0.57856" calcext:value-type="float">
            <text:p>0.578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8849" calcext:value-type="float">
            <text:p>0.28849</text:p>
          </table:table-cell>
          <table:table-cell office:value-type="float" office:value="0.15057" calcext:value-type="float">
            <text:p>0.15057</text:p>
          </table:table-cell>
          <table:table-cell office:value-type="float" office:value="0.56094" calcext:value-type="float">
            <text:p>0.560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9869" calcext:value-type="float">
            <text:p>0.29869</text:p>
          </table:table-cell>
          <table:table-cell office:value-type="float" office:value="0.15882" calcext:value-type="float">
            <text:p>0.15882</text:p>
          </table:table-cell>
          <table:table-cell office:value-type="float" office:value="0.54249" calcext:value-type="float">
            <text:p>0.542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0395" calcext:value-type="float">
            <text:p>0.30395</text:p>
          </table:table-cell>
          <table:table-cell office:value-type="float" office:value="0.17112" calcext:value-type="float">
            <text:p>0.17112</text:p>
          </table:table-cell>
          <table:table-cell office:value-type="float" office:value="0.52493" calcext:value-type="float">
            <text:p>0.524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1246" calcext:value-type="float">
            <text:p>0.31246</text:p>
          </table:table-cell>
          <table:table-cell office:value-type="float" office:value="0.18008" calcext:value-type="float">
            <text:p>0.18008</text:p>
          </table:table-cell>
          <table:table-cell office:value-type="float" office:value="0.50746" calcext:value-type="float">
            <text:p>0.507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191" calcext:value-type="float">
            <text:p>0.3191</text:p>
          </table:table-cell>
          <table:table-cell office:value-type="float" office:value="0.19052" calcext:value-type="float">
            <text:p>0.19052</text:p>
          </table:table-cell>
          <table:table-cell office:value-type="float" office:value="0.49038" calcext:value-type="float">
            <text:p>0.490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2723" calcext:value-type="float">
            <text:p>0.32723</text:p>
          </table:table-cell>
          <table:table-cell office:value-type="float" office:value="0.20005" calcext:value-type="float">
            <text:p>0.20005</text:p>
          </table:table-cell>
          <table:table-cell office:value-type="float" office:value="0.47272" calcext:value-type="float">
            <text:p>0.472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3008" calcext:value-type="float">
            <text:p>0.33008</text:p>
          </table:table-cell>
          <table:table-cell office:value-type="float" office:value="0.2109" calcext:value-type="float">
            <text:p>0.2109</text:p>
          </table:table-cell>
          <table:table-cell office:value-type="float" office:value="0.45902" calcext:value-type="float">
            <text:p>0.459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3496" calcext:value-type="float">
            <text:p>0.33496</text:p>
          </table:table-cell>
          <table:table-cell office:value-type="float" office:value="0.22006" calcext:value-type="float">
            <text:p>0.22006</text:p>
          </table:table-cell>
          <table:table-cell office:value-type="float" office:value="0.44498" calcext:value-type="float">
            <text:p>0.444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4115" calcext:value-type="float">
            <text:p>0.34115</text:p>
          </table:table-cell>
          <table:table-cell office:value-type="float" office:value="0.23094" calcext:value-type="float">
            <text:p>0.23094</text:p>
          </table:table-cell>
          <table:table-cell office:value-type="float" office:value="0.42791" calcext:value-type="float">
            <text:p>0.427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454" calcext:value-type="float">
            <text:p>0.3454</text:p>
          </table:table-cell>
          <table:table-cell office:value-type="float" office:value="0.24181" calcext:value-type="float">
            <text:p>0.24181</text:p>
          </table:table-cell>
          <table:table-cell office:value-type="float" office:value="0.41279" calcext:value-type="float">
            <text:p>0.412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4981" calcext:value-type="float">
            <text:p>0.34981</text:p>
          </table:table-cell>
          <table:table-cell office:value-type="float" office:value="0.25114" calcext:value-type="float">
            <text:p>0.25114</text:p>
          </table:table-cell>
          <table:table-cell office:value-type="float" office:value="0.39905" calcext:value-type="float">
            <text:p>0.399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5525" calcext:value-type="float">
            <text:p>0.35525</text:p>
          </table:table-cell>
          <table:table-cell office:value-type="float" office:value="0.25765" calcext:value-type="float">
            <text:p>0.25765</text:p>
          </table:table-cell>
          <table:table-cell office:value-type="float" office:value="0.3871" calcext:value-type="float">
            <text:p>0.38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5733" calcext:value-type="float">
            <text:p>0.35733</text:p>
          </table:table-cell>
          <table:table-cell office:value-type="float" office:value="0.27073" calcext:value-type="float">
            <text:p>0.27073</text:p>
          </table:table-cell>
          <table:table-cell office:value-type="float" office:value="0.37194" calcext:value-type="float">
            <text:p>0.371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5746" calcext:value-type="float">
            <text:p>0.35746</text:p>
          </table:table-cell>
          <table:table-cell office:value-type="float" office:value="0.28008" calcext:value-type="float">
            <text:p>0.28008</text:p>
          </table:table-cell>
          <table:table-cell office:value-type="float" office:value="0.36246" calcext:value-type="float">
            <text:p>0.362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6257" calcext:value-type="float">
            <text:p>0.36257</text:p>
          </table:table-cell>
          <table:table-cell office:value-type="float" office:value="0.29014" calcext:value-type="float">
            <text:p>0.29014</text:p>
          </table:table-cell>
          <table:table-cell office:value-type="float" office:value="0.34729" calcext:value-type="float">
            <text:p>0.347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6701" calcext:value-type="float">
            <text:p>0.36701</text:p>
          </table:table-cell>
          <table:table-cell office:value-type="float" office:value="0.29895" calcext:value-type="float">
            <text:p>0.29895</text:p>
          </table:table-cell>
          <table:table-cell office:value-type="float" office:value="0.33404" calcext:value-type="float">
            <text:p>0.334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6639" calcext:value-type="float">
            <text:p>0.36639</text:p>
          </table:table-cell>
          <table:table-cell office:value-type="float" office:value="0.31083" calcext:value-type="float">
            <text:p>0.31083</text:p>
          </table:table-cell>
          <table:table-cell office:value-type="float" office:value="0.32278" calcext:value-type="float">
            <text:p>0.322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6757" calcext:value-type="float">
            <text:p>0.36757</text:p>
          </table:table-cell>
          <table:table-cell office:value-type="float" office:value="0.32069" calcext:value-type="float">
            <text:p>0.32069</text:p>
          </table:table-cell>
          <table:table-cell office:value-type="float" office:value="0.31174" calcext:value-type="float">
            <text:p>0.311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6877" calcext:value-type="float">
            <text:p>0.36877</text:p>
          </table:table-cell>
          <table:table-cell office:value-type="float" office:value="0.32883" calcext:value-type="float">
            <text:p>0.32883</text:p>
          </table:table-cell>
          <table:table-cell office:value-type="float" office:value="0.3024" calcext:value-type="float">
            <text:p>0.30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6943" calcext:value-type="float">
            <text:p>0.36943</text:p>
          </table:table-cell>
          <table:table-cell office:value-type="float" office:value="0.34115" calcext:value-type="float">
            <text:p>0.34115</text:p>
          </table:table-cell>
          <table:table-cell office:value-type="float" office:value="0.28942" calcext:value-type="float">
            <text:p>0.289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7233" calcext:value-type="float">
            <text:p>0.37233</text:p>
          </table:table-cell>
          <table:table-cell office:value-type="float" office:value="0.34822" calcext:value-type="float">
            <text:p>0.34822</text:p>
          </table:table-cell>
          <table:table-cell office:value-type="float" office:value="0.27945" calcext:value-type="float">
            <text:p>0.279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7137" calcext:value-type="float">
            <text:p>0.37137</text:p>
          </table:table-cell>
          <table:table-cell office:value-type="float" office:value="0.36011" calcext:value-type="float">
            <text:p>0.36011</text:p>
          </table:table-cell>
          <table:table-cell office:value-type="float" office:value="0.26852" calcext:value-type="float">
            <text:p>0.268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6986" calcext:value-type="float">
            <text:p>0.36986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25874" calcext:value-type="float">
            <text:p>0.258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7191" calcext:value-type="float">
            <text:p>0.37191</text:p>
          </table:table-cell>
          <table:table-cell office:value-type="float" office:value="0.37939" calcext:value-type="float">
            <text:p>0.37939</text:p>
          </table:table-cell>
          <table:table-cell office:value-type="float" office:value="0.2487" calcext:value-type="float">
            <text:p>0.24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698" calcext:value-type="float">
            <text:p>0.3698</text:p>
          </table:table-cell>
          <table:table-cell office:value-type="float" office:value="0.39087" calcext:value-type="float">
            <text:p>0.39087</text:p>
          </table:table-cell>
          <table:table-cell office:value-type="float" office:value="0.23933" calcext:value-type="float">
            <text:p>0.239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7113" calcext:value-type="float">
            <text:p>0.37113</text:p>
          </table:table-cell>
          <table:table-cell office:value-type="float" office:value="0.39975" calcext:value-type="float">
            <text:p>0.39975</text:p>
          </table:table-cell>
          <table:table-cell office:value-type="float" office:value="0.22912" calcext:value-type="float">
            <text:p>0.229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6818" calcext:value-type="float">
            <text:p>0.36818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22032" calcext:value-type="float">
            <text:p>0.220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641" calcext:value-type="float">
            <text:p>0.3641</text:p>
          </table:table-cell>
          <table:table-cell office:value-type="float" office:value="0.42214" calcext:value-type="float">
            <text:p>0.42214</text:p>
          </table:table-cell>
          <table:table-cell office:value-type="float" office:value="0.21376" calcext:value-type="float">
            <text:p>0.213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6579" calcext:value-type="float">
            <text:p>0.36579</text:p>
          </table:table-cell>
          <table:table-cell office:value-type="float" office:value="0.43162" calcext:value-type="float">
            <text:p>0.43162</text:p>
          </table:table-cell>
          <table:table-cell office:value-type="float" office:value="0.20259" calcext:value-type="float">
            <text:p>0.202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645" calcext:value-type="float">
            <text:p>0.3645</text:p>
          </table:table-cell>
          <table:table-cell office:value-type="float" office:value="0.44062" calcext:value-type="float">
            <text:p>0.44062</text:p>
          </table:table-cell>
          <table:table-cell office:value-type="float" office:value="0.19488" calcext:value-type="float">
            <text:p>0.194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6144" calcext:value-type="float">
            <text:p>0.36144</text:p>
          </table:table-cell>
          <table:table-cell office:value-type="float" office:value="0.44947" calcext:value-type="float">
            <text:p>0.44947</text:p>
          </table:table-cell>
          <table:table-cell office:value-type="float" office:value="0.18909" calcext:value-type="float">
            <text:p>0.1890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6035" calcext:value-type="float">
            <text:p>0.36035</text:p>
          </table:table-cell>
          <table:table-cell office:value-type="float" office:value="0.45903" calcext:value-type="float">
            <text:p>0.45903</text:p>
          </table:table-cell>
          <table:table-cell office:value-type="float" office:value="0.18062" calcext:value-type="float">
            <text:p>0.180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5584" calcext:value-type="float">
            <text:p>0.35584</text:p>
          </table:table-cell>
          <table:table-cell office:value-type="float" office:value="0.47135" calcext:value-type="float">
            <text:p>0.47135</text:p>
          </table:table-cell>
          <table:table-cell office:value-type="float" office:value="0.17281" calcext:value-type="float">
            <text:p>0.1728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5415" calcext:value-type="float">
            <text:p>0.35415</text:p>
          </table:table-cell>
          <table:table-cell office:value-type="float" office:value="0.48033" calcext:value-type="float">
            <text:p>0.48033</text:p>
          </table:table-cell>
          <table:table-cell office:value-type="float" office:value="0.16552" calcext:value-type="float">
            <text:p>0.165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51" calcext:value-type="float">
            <text:p>0.351</text:p>
          </table:table-cell>
          <table:table-cell office:value-type="float" office:value="0.48876" calcext:value-type="float">
            <text:p>0.48876</text:p>
          </table:table-cell>
          <table:table-cell office:value-type="float" office:value="0.16024" calcext:value-type="float">
            <text:p>0.160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4866" calcext:value-type="float">
            <text:p>0.34866</text:p>
          </table:table-cell>
          <table:table-cell office:value-type="float" office:value="0.49993" calcext:value-type="float">
            <text:p>0.49993</text:p>
          </table:table-cell>
          <table:table-cell office:value-type="float" office:value="0.15141" calcext:value-type="float">
            <text:p>0.151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4282" calcext:value-type="float">
            <text:p>0.34282</text:p>
          </table:table-cell>
          <table:table-cell office:value-type="float" office:value="0.51272" calcext:value-type="float">
            <text:p>0.51272</text:p>
          </table:table-cell>
          <table:table-cell office:value-type="float" office:value="0.14446" calcext:value-type="float">
            <text:p>0.144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4454" calcext:value-type="float">
            <text:p>0.34454</text:p>
          </table:table-cell>
          <table:table-cell office:value-type="float" office:value="0.51918" calcext:value-type="float">
            <text:p>0.51918</text:p>
          </table:table-cell>
          <table:table-cell office:value-type="float" office:value="0.13628" calcext:value-type="float">
            <text:p>0.136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37" calcext:value-type="float">
            <text:p>0.337</text:p>
          </table:table-cell>
          <table:table-cell office:value-type="float" office:value="0.53112" calcext:value-type="float">
            <text:p>0.53112</text:p>
          </table:table-cell>
          <table:table-cell office:value-type="float" office:value="0.13188" calcext:value-type="float">
            <text:p>0.131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3433" calcext:value-type="float">
            <text:p>0.33433</text:p>
          </table:table-cell>
          <table:table-cell office:value-type="float" office:value="0.54034" calcext:value-type="float">
            <text:p>0.54034</text:p>
          </table:table-cell>
          <table:table-cell office:value-type="float" office:value="0.12533" calcext:value-type="float">
            <text:p>0.125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3042" calcext:value-type="float">
            <text:p>0.33042</text:p>
          </table:table-cell>
          <table:table-cell office:value-type="float" office:value="0.54919" calcext:value-type="float">
            <text:p>0.54919</text:p>
          </table:table-cell>
          <table:table-cell office:value-type="float" office:value="0.12039" calcext:value-type="float">
            <text:p>0.120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2709" calcext:value-type="float">
            <text:p>0.32709</text:p>
          </table:table-cell>
          <table:table-cell office:value-type="float" office:value="0.55997" calcext:value-type="float">
            <text:p>0.55997</text:p>
          </table:table-cell>
          <table:table-cell office:value-type="float" office:value="0.11294" calcext:value-type="float">
            <text:p>0.1129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236" calcext:value-type="float">
            <text:p>0.3236</text:p>
          </table:table-cell>
          <table:table-cell office:value-type="float" office:value="0.56828" calcext:value-type="float">
            <text:p>0.56828</text:p>
          </table:table-cell>
          <table:table-cell office:value-type="float" office:value="0.10812" calcext:value-type="float">
            <text:p>0.108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171" calcext:value-type="float">
            <text:p>0.3171</text:p>
          </table:table-cell>
          <table:table-cell office:value-type="float" office:value="0.58087" calcext:value-type="float">
            <text:p>0.58087</text:p>
          </table:table-cell>
          <table:table-cell office:value-type="float" office:value="0.10203" calcext:value-type="float">
            <text:p>0.1020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1516" calcext:value-type="float">
            <text:p>0.31516</text:p>
          </table:table-cell>
          <table:table-cell office:value-type="float" office:value="0.58718" calcext:value-type="float">
            <text:p>0.58718</text:p>
          </table:table-cell>
          <table:table-cell office:value-type="float" office:value="0.09766" calcext:value-type="float">
            <text:p>0.097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0778" calcext:value-type="float">
            <text:p>0.30778</text:p>
          </table:table-cell>
          <table:table-cell office:value-type="float" office:value="0.60011" calcext:value-type="float">
            <text:p>0.60011</text:p>
          </table:table-cell>
          <table:table-cell office:value-type="float" office:value="0.09211" calcext:value-type="float">
            <text:p>0.092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0368" calcext:value-type="float">
            <text:p>0.30368</text:p>
          </table:table-cell>
          <table:table-cell office:value-type="float" office:value="0.6092" calcext:value-type="float">
            <text:p>0.6092</text:p>
          </table:table-cell>
          <table:table-cell office:value-type="float" office:value="0.08712" calcext:value-type="float">
            <text:p>0.087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9956" calcext:value-type="float">
            <text:p>0.29956</text:p>
          </table:table-cell>
          <table:table-cell office:value-type="float" office:value="0.61868" calcext:value-type="float">
            <text:p>0.61868</text:p>
          </table:table-cell>
          <table:table-cell office:value-type="float" office:value="0.08176" calcext:value-type="float">
            <text:p>0.081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9157" calcext:value-type="float">
            <text:p>0.29157</text:p>
          </table:table-cell>
          <table:table-cell office:value-type="float" office:value="0.63041" calcext:value-type="float">
            <text:p>0.63041</text:p>
          </table:table-cell>
          <table:table-cell office:value-type="float" office:value="0.07802" calcext:value-type="float">
            <text:p>0.078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8552" calcext:value-type="float">
            <text:p>0.28552</text:p>
          </table:table-cell>
          <table:table-cell office:value-type="float" office:value="0.64102" calcext:value-type="float">
            <text:p>0.64102</text:p>
          </table:table-cell>
          <table:table-cell office:value-type="float" office:value="0.07346" calcext:value-type="float">
            <text:p>0.073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8186" calcext:value-type="float">
            <text:p>0.28186</text:p>
          </table:table-cell>
          <table:table-cell office:value-type="float" office:value="0.64968" calcext:value-type="float">
            <text:p>0.64968</text:p>
          </table:table-cell>
          <table:table-cell office:value-type="float" office:value="0.06846" calcext:value-type="float">
            <text:p>0.068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7506" calcext:value-type="float">
            <text:p>0.27506</text:p>
          </table:table-cell>
          <table:table-cell office:value-type="float" office:value="0.66015" calcext:value-type="float">
            <text:p>0.66015</text:p>
          </table:table-cell>
          <table:table-cell office:value-type="float" office:value="0.06479" calcext:value-type="float">
            <text:p>0.0647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6994" calcext:value-type="float">
            <text:p>0.26994</text:p>
          </table:table-cell>
          <table:table-cell office:value-type="float" office:value="0.66857" calcext:value-type="float">
            <text:p>0.66857</text:p>
          </table:table-cell>
          <table:table-cell office:value-type="float" office:value="0.06149" calcext:value-type="float">
            <text:p>0.0614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6364" calcext:value-type="float">
            <text:p>0.26364</text:p>
          </table:table-cell>
          <table:table-cell office:value-type="float" office:value="0.68032" calcext:value-type="float">
            <text:p>0.68032</text:p>
          </table:table-cell>
          <table:table-cell office:value-type="float" office:value="0.05604" calcext:value-type="float">
            <text:p>0.056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5953" calcext:value-type="float">
            <text:p>0.25953</text:p>
          </table:table-cell>
          <table:table-cell office:value-type="float" office:value="0.68857" calcext:value-type="float">
            <text:p>0.68857</text:p>
          </table:table-cell>
          <table:table-cell office:value-type="float" office:value="0.0519" calcext:value-type="float">
            <text:p>0.05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5144" calcext:value-type="float">
            <text:p>0.25144</text:p>
          </table:table-cell>
          <table:table-cell office:value-type="float" office:value="0.70015" calcext:value-type="float">
            <text:p>0.70015</text:p>
          </table:table-cell>
          <table:table-cell office:value-type="float" office:value="0.04841" calcext:value-type="float">
            <text:p>0.048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4415" calcext:value-type="float">
            <text:p>0.24415</text:p>
          </table:table-cell>
          <table:table-cell office:value-type="float" office:value="0.71052" calcext:value-type="float">
            <text:p>0.71052</text:p>
          </table:table-cell>
          <table:table-cell office:value-type="float" office:value="0.04533" calcext:value-type="float">
            <text:p>0.045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3614" calcext:value-type="float">
            <text:p>0.23614</text:p>
          </table:table-cell>
          <table:table-cell office:value-type="float" office:value="0.72192" calcext:value-type="float">
            <text:p>0.72192</text:p>
          </table:table-cell>
          <table:table-cell office:value-type="float" office:value="0.04194" calcext:value-type="float">
            <text:p>0.0419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319" calcext:value-type="float">
            <text:p>0.2319</text:p>
          </table:table-cell>
          <table:table-cell office:value-type="float" office:value="0.72925" calcext:value-type="float">
            <text:p>0.72925</text:p>
          </table:table-cell>
          <table:table-cell office:value-type="float" office:value="0.03885" calcext:value-type="float">
            <text:p>0.038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2395" calcext:value-type="float">
            <text:p>0.22395</text:p>
          </table:table-cell>
          <table:table-cell office:value-type="float" office:value="0.73936" calcext:value-type="float">
            <text:p>0.73936</text:p>
          </table:table-cell>
          <table:table-cell office:value-type="float" office:value="0.03669" calcext:value-type="float">
            <text:p>0.036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1563" calcext:value-type="float">
            <text:p>0.21563</text:p>
          </table:table-cell>
          <table:table-cell office:value-type="float" office:value="0.75153" calcext:value-type="float">
            <text:p>0.75153</text:p>
          </table:table-cell>
          <table:table-cell office:value-type="float" office:value="0.03284" calcext:value-type="float">
            <text:p>0.032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103" calcext:value-type="float">
            <text:p>0.2103</text:p>
          </table:table-cell>
          <table:table-cell office:value-type="float" office:value="0.75937" calcext:value-type="float">
            <text:p>0.75937</text:p>
          </table:table-cell>
          <table:table-cell office:value-type="float" office:value="0.03033" calcext:value-type="float">
            <text:p>0.030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0185" calcext:value-type="float">
            <text:p>0.20185</text:p>
          </table:table-cell>
          <table:table-cell office:value-type="float" office:value="0.7707" calcext:value-type="float">
            <text:p>0.7707</text:p>
          </table:table-cell>
          <table:table-cell office:value-type="float" office:value="0.02745" calcext:value-type="float">
            <text:p>0.027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9459" calcext:value-type="float">
            <text:p>0.19459</text:p>
          </table:table-cell>
          <table:table-cell office:value-type="float" office:value="0.78077" calcext:value-type="float">
            <text:p>0.78077</text:p>
          </table:table-cell>
          <table:table-cell office:value-type="float" office:value="0.02464" calcext:value-type="float">
            <text:p>0.0246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8812" calcext:value-type="float">
            <text:p>0.18812</text:p>
          </table:table-cell>
          <table:table-cell office:value-type="float" office:value="0.78802" calcext:value-type="float">
            <text:p>0.78802</text:p>
          </table:table-cell>
          <table:table-cell office:value-type="float" office:value="0.02386" calcext:value-type="float">
            <text:p>0.023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8031" calcext:value-type="float">
            <text:p>0.18031</text:p>
          </table:table-cell>
          <table:table-cell office:value-type="float" office:value="0.79877" calcext:value-type="float">
            <text:p>0.79877</text:p>
          </table:table-cell>
          <table:table-cell office:value-type="float" office:value="0.02092" calcext:value-type="float">
            <text:p>0.020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7418" calcext:value-type="float">
            <text:p>0.17418</text:p>
          </table:table-cell>
          <table:table-cell office:value-type="float" office:value="0.80793" calcext:value-type="float">
            <text:p>0.80793</text:p>
          </table:table-cell>
          <table:table-cell office:value-type="float" office:value="0.01789" calcext:value-type="float">
            <text:p>0.017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6323" calcext:value-type="float">
            <text:p>0.16323</text:p>
          </table:table-cell>
          <table:table-cell office:value-type="float" office:value="0.82034" calcext:value-type="float">
            <text:p>0.82034</text:p>
          </table:table-cell>
          <table:table-cell office:value-type="float" office:value="0.01643" calcext:value-type="float">
            <text:p>0.0164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5539" calcext:value-type="float">
            <text:p>0.15539</text:p>
          </table:table-cell>
          <table:table-cell office:value-type="float" office:value="0.82997" calcext:value-type="float">
            <text:p>0.82997</text:p>
          </table:table-cell>
          <table:table-cell office:value-type="float" office:value="0.01464" calcext:value-type="float">
            <text:p>0.014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4673" calcext:value-type="float">
            <text:p>0.14673</text:p>
          </table:table-cell>
          <table:table-cell office:value-type="float" office:value="0.84134" calcext:value-type="float">
            <text:p>0.84134</text:p>
          </table:table-cell>
          <table:table-cell office:value-type="float" office:value="0.01193" calcext:value-type="float">
            <text:p>0.011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3741" calcext:value-type="float">
            <text:p>0.13741</text:p>
          </table:table-cell>
          <table:table-cell office:value-type="float" office:value="0.85198" calcext:value-type="float">
            <text:p>0.85198</text:p>
          </table:table-cell>
          <table:table-cell office:value-type="float" office:value="0.01061" calcext:value-type="float">
            <text:p>0.0106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3089" calcext:value-type="float">
            <text:p>0.13089</text:p>
          </table:table-cell>
          <table:table-cell office:value-type="float" office:value="0.85949" calcext:value-type="float">
            <text:p>0.85949</text:p>
          </table:table-cell>
          <table:table-cell office:value-type="float" office:value="0.00962" calcext:value-type="float">
            <text:p>0.0096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2302" calcext:value-type="float">
            <text:p>0.12302</text:p>
          </table:table-cell>
          <table:table-cell office:value-type="float" office:value="0.86849" calcext:value-type="float">
            <text:p>0.86849</text:p>
          </table:table-cell>
          <table:table-cell office:value-type="float" office:value="0.00849" calcext:value-type="float">
            <text:p>0.0084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1253" calcext:value-type="float">
            <text:p>0.11253</text:p>
          </table:table-cell>
          <table:table-cell office:value-type="float" office:value="0.88025" calcext:value-type="float">
            <text:p>0.88025</text:p>
          </table:table-cell>
          <table:table-cell office:value-type="float" office:value="0.00722" calcext:value-type="float">
            <text:p>0.007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0383" calcext:value-type="float">
            <text:p>0.10383</text:p>
          </table:table-cell>
          <table:table-cell office:value-type="float" office:value="0.89058" calcext:value-type="float">
            <text:p>0.89058</text:p>
          </table:table-cell>
          <table:table-cell office:value-type="float" office:value="0.00559" calcext:value-type="float">
            <text:p>0.005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937" calcext:value-type="float">
            <text:p>0.0937</text:p>
          </table:table-cell>
          <table:table-cell office:value-type="float" office:value="0.90154" calcext:value-type="float">
            <text:p>0.90154</text:p>
          </table:table-cell>
          <table:table-cell office:value-type="float" office:value="0.00476" calcext:value-type="float">
            <text:p>0.004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8621" calcext:value-type="float">
            <text:p>0.08621</text:p>
          </table:table-cell>
          <table:table-cell office:value-type="float" office:value="0.90989" calcext:value-type="float">
            <text:p>0.90989</text:p>
          </table:table-cell>
          <table:table-cell office:value-type="float" office:value="0.0039" calcext:value-type="float">
            <text:p>0.003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7553" calcext:value-type="float">
            <text:p>0.07553</text:p>
          </table:table-cell>
          <table:table-cell office:value-type="float" office:value="0.92152" calcext:value-type="float">
            <text:p>0.92152</text:p>
          </table:table-cell>
          <table:table-cell office:value-type="float" office:value="0.00295" calcext:value-type="float">
            <text:p>0.002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92964" calcext:value-type="float">
            <text:p>0.92964</text:p>
          </table:table-cell>
          <table:table-cell office:value-type="float" office:value="0.00226" calcext:value-type="float">
            <text:p>0.0022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5756" calcext:value-type="float">
            <text:p>0.05756</text:p>
          </table:table-cell>
          <table:table-cell office:value-type="float" office:value="0.94086" calcext:value-type="float">
            <text:p>0.94086</text:p>
          </table:table-cell>
          <table:table-cell office:value-type="float" office:value="0.00158" calcext:value-type="float">
            <text:p>0.0015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4847" calcext:value-type="float">
            <text:p>0.04847</text:p>
          </table:table-cell>
          <table:table-cell office:value-type="float" office:value="0.95055" calcext:value-type="float">
            <text:p>0.95055</text:p>
          </table:table-cell>
          <table:table-cell office:value-type="float" office:value="0.00098" calcext:value-type="float">
            <text:p>0.0009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4007" calcext:value-type="float">
            <text:p>0.04007</text:p>
          </table:table-cell>
          <table:table-cell office:value-type="float" office:value="0.95928" calcext:value-type="float">
            <text:p>0.95928</text:p>
          </table:table-cell>
          <table:table-cell office:value-type="float" office:value="0.00065" calcext:value-type="float">
            <text:p>0.0006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3026" calcext:value-type="float">
            <text:p>0.03026</text:p>
          </table:table-cell>
          <table:table-cell office:value-type="float" office:value="0.96942" calcext:value-type="float">
            <text:p>0.96942</text:p>
          </table:table-cell>
          <table:table-cell office:value-type="float" office:value="0.00032" calcext:value-type="float">
            <text:p>0.000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2053" calcext:value-type="float">
            <text:p>0.02053</text:p>
          </table:table-cell>
          <table:table-cell office:value-type="float" office:value="0.97929" calcext:value-type="float">
            <text:p>0.97929</text:p>
          </table:table-cell>
          <table:table-cell office:value-type="float" office:value="0.00018" calcext:value-type="float">
            <text:p>0.000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012" calcext:value-type="float">
            <text:p>0.01012</text:p>
          </table:table-cell>
          <table:table-cell office:value-type="float" office:value="0.98988" calcext:value-type="float">
            <text:p>0.9898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1T09:15:44.976066078</dc:date>
    <meta:editing-duration>PT33S</meta:editing-duration>
    <meta:editing-cycles>1</meta:editing-cycles>
    <meta:document-statistic meta:table-count="1" meta:cell-count="40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25cm" svg:y="3.703cm" style:legend-expansion="high" chart:style-name="ch2"/>
        <chart:plot-area chart:style-name="ch3" table:cell-range-address="N_100_SIM_TIME_100000.A1:N_100_SIM_TIME_100000.D101" chart:data-source-has-labels="both" svg:x="0.32cm" svg:y="0.18cm" svg:width="12.885cm" svg:height="8.64cm">
          <chartooo:coordinate-region svg:x="1.047cm" svg:y="0.38cm" svg:width="11.878cm" svg:height="7.793cm"/>
          <chart:axis chart:dimension="x" chart:name="primary-x" chart:style-name="ch4" chartooo:axis-type="auto">
            <chart:categories table:cell-range-address="N_100_SIM_TIME_100000.A2:N_100_SIM_TIME_100000.A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_100_SIM_TIME_100000.B2:N_100_SIM_TIME_100000.B101" chart:label-cell-address="N_100_SIM_TIME_100000.B1:N_100_SIM_TIME_100000.B1" chart:class="chart:scatter">
            <chart:domain table:cell-range-address="N_100_SIM_TIME_100000.A2:N_100_SIM_TIME_100000.A101"/>
            <chart:data-point chart:repeated="100"/>
          </chart:series>
          <chart:series chart:style-name="ch7" chart:values-cell-range-address="N_100_SIM_TIME_100000.C2:N_100_SIM_TIME_100000.C101" chart:label-cell-address="N_100_SIM_TIME_100000.C1:N_100_SIM_TIME_100000.C1" chart:class="chart:scatter">
            <chart:data-point chart:repeated="100"/>
          </chart:series>
          <chart:series chart:style-name="ch8" chart:values-cell-range-address="N_100_SIM_TIME_100000.D2:N_100_SIM_TIME_100000.D101" chart:label-cell-address="N_100_SIM_TIME_100000.D1:N_100_SIM_TIME_100000.D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_success</text:p>
                <draw:g>
                  <svg:desc>N_100_SIM_TIME_100000.B1:N_100_SIM_TIME_100000.B1</svg:desc>
                </draw:g>
              </table:table-cell>
              <table:table-cell office:value-type="string">
                <text:p>P_nobody</text:p>
                <draw:g>
                  <svg:desc>N_100_SIM_TIME_100000.C1:N_100_SIM_TIME_100000.C1</svg:desc>
                </draw:g>
              </table:table-cell>
              <table:table-cell office:value-type="string">
                <text:p>P_notbest</text:p>
                <draw:g>
                  <svg:desc>N_100_SIM_TIME_100000.D1:N_100_SIM_TIME_100000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_100_SIM_TIME_100000.A2:N_100_SIM_TIME_100000.A101</svg:desc>
                </draw:g>
              </table:table-cell>
              <table:table-cell office:value-type="float" office:value="0.01009">
                <text:p>0.01009</text:p>
                <draw:g>
                  <svg:desc>N_100_SIM_TIME_100000.B2:N_100_SIM_TIME_100000.B101</svg:desc>
                </draw:g>
              </table:table-cell>
              <table:table-cell office:value-type="float" office:value="0">
                <text:p>0</text:p>
                <draw:g>
                  <svg:desc>N_100_SIM_TIME_100000.C2:N_100_SIM_TIME_100000.C101</svg:desc>
                </draw:g>
              </table:table-cell>
              <table:table-cell office:value-type="float" office:value="0.98991">
                <text:p>0.98991</text:p>
                <draw:g>
                  <svg:desc>N_100_SIM_TIME_100000.D2:N_100_SIM_TIME_100000.D1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9">
                <text:p>0.0529</text:p>
              </table:table-cell>
              <table:table-cell office:value-type="float" office:value="0.01006">
                <text:p>0.01006</text:p>
              </table:table-cell>
              <table:table-cell office:value-type="float" office:value="0.93704">
                <text:p>0.9370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8413">
                <text:p>0.08413</text:p>
              </table:table-cell>
              <table:table-cell office:value-type="float" office:value="0.0195">
                <text:p>0.0195</text:p>
              </table:table-cell>
              <table:table-cell office:value-type="float" office:value="0.89637">
                <text:p>0.896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1113">
                <text:p>0.11113</text:p>
              </table:table-cell>
              <table:table-cell office:value-type="float" office:value="0.02997">
                <text:p>0.02997</text:p>
              </table:table-cell>
              <table:table-cell office:value-type="float" office:value="0.8589">
                <text:p>0.85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34">
                <text:p>0.1334</text:p>
              </table:table-cell>
              <table:table-cell office:value-type="float" office:value="0.04057">
                <text:p>0.04057</text:p>
              </table:table-cell>
              <table:table-cell office:value-type="float" office:value="0.82603">
                <text:p>0.826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5439">
                <text:p>0.15439</text:p>
              </table:table-cell>
              <table:table-cell office:value-type="float" office:value="0.04845">
                <text:p>0.04845</text:p>
              </table:table-cell>
              <table:table-cell office:value-type="float" office:value="0.79716">
                <text:p>0.797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7348">
                <text:p>0.17348</text:p>
              </table:table-cell>
              <table:table-cell office:value-type="float" office:value="0.05926">
                <text:p>0.05926</text:p>
              </table:table-cell>
              <table:table-cell office:value-type="float" office:value="0.76726">
                <text:p>0.7672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9227">
                <text:p>0.19227</text:p>
              </table:table-cell>
              <table:table-cell office:value-type="float" office:value="0.06989">
                <text:p>0.06989</text:p>
              </table:table-cell>
              <table:table-cell office:value-type="float" office:value="0.73784">
                <text:p>0.737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0824">
                <text:p>0.20824</text:p>
              </table:table-cell>
              <table:table-cell office:value-type="float" office:value="0.07998">
                <text:p>0.07998</text:p>
              </table:table-cell>
              <table:table-cell office:value-type="float" office:value="0.71178">
                <text:p>0.7117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2212">
                <text:p>0.22212</text:p>
              </table:table-cell>
              <table:table-cell office:value-type="float" office:value="0.09039">
                <text:p>0.09039</text:p>
              </table:table-cell>
              <table:table-cell office:value-type="float" office:value="0.68749">
                <text:p>0.687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3403">
                <text:p>0.23403</text:p>
              </table:table-cell>
              <table:table-cell office:value-type="float" office:value="0.10061">
                <text:p>0.10061</text:p>
              </table:table-cell>
              <table:table-cell office:value-type="float" office:value="0.66536">
                <text:p>0.6653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445">
                <text:p>0.2445</text:p>
              </table:table-cell>
              <table:table-cell office:value-type="float" office:value="0.10984">
                <text:p>0.10984</text:p>
              </table:table-cell>
              <table:table-cell office:value-type="float" office:value="0.64566">
                <text:p>0.6456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5842">
                <text:p>0.25842</text:p>
              </table:table-cell>
              <table:table-cell office:value-type="float" office:value="0.12079">
                <text:p>0.12079</text:p>
              </table:table-cell>
              <table:table-cell office:value-type="float" office:value="0.62079">
                <text:p>0.6207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7049">
                <text:p>0.27049</text:p>
              </table:table-cell>
              <table:table-cell office:value-type="float" office:value="0.13083">
                <text:p>0.13083</text:p>
              </table:table-cell>
              <table:table-cell office:value-type="float" office:value="0.59868">
                <text:p>0.5986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8007">
                <text:p>0.28007</text:p>
              </table:table-cell>
              <table:table-cell office:value-type="float" office:value="0.14137">
                <text:p>0.14137</text:p>
              </table:table-cell>
              <table:table-cell office:value-type="float" office:value="0.57856">
                <text:p>0.5785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8849">
                <text:p>0.28849</text:p>
              </table:table-cell>
              <table:table-cell office:value-type="float" office:value="0.15057">
                <text:p>0.15057</text:p>
              </table:table-cell>
              <table:table-cell office:value-type="float" office:value="0.56094">
                <text:p>0.5609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9869">
                <text:p>0.29869</text:p>
              </table:table-cell>
              <table:table-cell office:value-type="float" office:value="0.15882">
                <text:p>0.15882</text:p>
              </table:table-cell>
              <table:table-cell office:value-type="float" office:value="0.54249">
                <text:p>0.5424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0395">
                <text:p>0.30395</text:p>
              </table:table-cell>
              <table:table-cell office:value-type="float" office:value="0.17112">
                <text:p>0.17112</text:p>
              </table:table-cell>
              <table:table-cell office:value-type="float" office:value="0.52493">
                <text:p>0.5249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1246">
                <text:p>0.31246</text:p>
              </table:table-cell>
              <table:table-cell office:value-type="float" office:value="0.18008">
                <text:p>0.18008</text:p>
              </table:table-cell>
              <table:table-cell office:value-type="float" office:value="0.50746">
                <text:p>0.5074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191">
                <text:p>0.3191</text:p>
              </table:table-cell>
              <table:table-cell office:value-type="float" office:value="0.19052">
                <text:p>0.19052</text:p>
              </table:table-cell>
              <table:table-cell office:value-type="float" office:value="0.49038">
                <text:p>0.490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723">
                <text:p>0.32723</text:p>
              </table:table-cell>
              <table:table-cell office:value-type="float" office:value="0.20005">
                <text:p>0.20005</text:p>
              </table:table-cell>
              <table:table-cell office:value-type="float" office:value="0.47272">
                <text:p>0.4727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3008">
                <text:p>0.33008</text:p>
              </table:table-cell>
              <table:table-cell office:value-type="float" office:value="0.2109">
                <text:p>0.2109</text:p>
              </table:table-cell>
              <table:table-cell office:value-type="float" office:value="0.45902">
                <text:p>0.4590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3496">
                <text:p>0.33496</text:p>
              </table:table-cell>
              <table:table-cell office:value-type="float" office:value="0.22006">
                <text:p>0.22006</text:p>
              </table:table-cell>
              <table:table-cell office:value-type="float" office:value="0.44498">
                <text:p>0.4449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4115">
                <text:p>0.34115</text:p>
              </table:table-cell>
              <table:table-cell office:value-type="float" office:value="0.23094">
                <text:p>0.23094</text:p>
              </table:table-cell>
              <table:table-cell office:value-type="float" office:value="0.42791">
                <text:p>0.4279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454">
                <text:p>0.3454</text:p>
              </table:table-cell>
              <table:table-cell office:value-type="float" office:value="0.24181">
                <text:p>0.24181</text:p>
              </table:table-cell>
              <table:table-cell office:value-type="float" office:value="0.41279">
                <text:p>0.4127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4981">
                <text:p>0.34981</text:p>
              </table:table-cell>
              <table:table-cell office:value-type="float" office:value="0.25114">
                <text:p>0.25114</text:p>
              </table:table-cell>
              <table:table-cell office:value-type="float" office:value="0.39905">
                <text:p>0.3990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5525">
                <text:p>0.35525</text:p>
              </table:table-cell>
              <table:table-cell office:value-type="float" office:value="0.25765">
                <text:p>0.25765</text:p>
              </table:table-cell>
              <table:table-cell office:value-type="float" office:value="0.3871">
                <text:p>0.387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5733">
                <text:p>0.35733</text:p>
              </table:table-cell>
              <table:table-cell office:value-type="float" office:value="0.27073">
                <text:p>0.27073</text:p>
              </table:table-cell>
              <table:table-cell office:value-type="float" office:value="0.37194">
                <text:p>0.3719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5746">
                <text:p>0.35746</text:p>
              </table:table-cell>
              <table:table-cell office:value-type="float" office:value="0.28008">
                <text:p>0.28008</text:p>
              </table:table-cell>
              <table:table-cell office:value-type="float" office:value="0.36246">
                <text:p>0.3624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6257">
                <text:p>0.36257</text:p>
              </table:table-cell>
              <table:table-cell office:value-type="float" office:value="0.29014">
                <text:p>0.29014</text:p>
              </table:table-cell>
              <table:table-cell office:value-type="float" office:value="0.34729">
                <text:p>0.347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6701">
                <text:p>0.36701</text:p>
              </table:table-cell>
              <table:table-cell office:value-type="float" office:value="0.29895">
                <text:p>0.29895</text:p>
              </table:table-cell>
              <table:table-cell office:value-type="float" office:value="0.33404">
                <text:p>0.3340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6639">
                <text:p>0.36639</text:p>
              </table:table-cell>
              <table:table-cell office:value-type="float" office:value="0.31083">
                <text:p>0.31083</text:p>
              </table:table-cell>
              <table:table-cell office:value-type="float" office:value="0.32278">
                <text:p>0.3227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6757">
                <text:p>0.36757</text:p>
              </table:table-cell>
              <table:table-cell office:value-type="float" office:value="0.32069">
                <text:p>0.32069</text:p>
              </table:table-cell>
              <table:table-cell office:value-type="float" office:value="0.31174">
                <text:p>0.3117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36877">
                <text:p>0.36877</text:p>
              </table:table-cell>
              <table:table-cell office:value-type="float" office:value="0.32883">
                <text:p>0.32883</text:p>
              </table:table-cell>
              <table:table-cell office:value-type="float" office:value="0.3024">
                <text:p>0.302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36943">
                <text:p>0.36943</text:p>
              </table:table-cell>
              <table:table-cell office:value-type="float" office:value="0.34115">
                <text:p>0.34115</text:p>
              </table:table-cell>
              <table:table-cell office:value-type="float" office:value="0.28942">
                <text:p>0.2894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7233">
                <text:p>0.37233</text:p>
              </table:table-cell>
              <table:table-cell office:value-type="float" office:value="0.34822">
                <text:p>0.34822</text:p>
              </table:table-cell>
              <table:table-cell office:value-type="float" office:value="0.27945">
                <text:p>0.2794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7137">
                <text:p>0.37137</text:p>
              </table:table-cell>
              <table:table-cell office:value-type="float" office:value="0.36011">
                <text:p>0.36011</text:p>
              </table:table-cell>
              <table:table-cell office:value-type="float" office:value="0.26852">
                <text:p>0.2685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6986">
                <text:p>0.36986</text:p>
              </table:table-cell>
              <table:table-cell office:value-type="float" office:value="0.3714">
                <text:p>0.3714</text:p>
              </table:table-cell>
              <table:table-cell office:value-type="float" office:value="0.25874">
                <text:p>0.2587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7191">
                <text:p>0.37191</text:p>
              </table:table-cell>
              <table:table-cell office:value-type="float" office:value="0.37939">
                <text:p>0.37939</text:p>
              </table:table-cell>
              <table:table-cell office:value-type="float" office:value="0.2487">
                <text:p>0.248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698">
                <text:p>0.3698</text:p>
              </table:table-cell>
              <table:table-cell office:value-type="float" office:value="0.39087">
                <text:p>0.39087</text:p>
              </table:table-cell>
              <table:table-cell office:value-type="float" office:value="0.23933">
                <text:p>0.239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7113">
                <text:p>0.37113</text:p>
              </table:table-cell>
              <table:table-cell office:value-type="float" office:value="0.39975">
                <text:p>0.39975</text:p>
              </table:table-cell>
              <table:table-cell office:value-type="float" office:value="0.22912">
                <text:p>0.2291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6818">
                <text:p>0.36818</text:p>
              </table:table-cell>
              <table:table-cell office:value-type="float" office:value="0.4115">
                <text:p>0.4115</text:p>
              </table:table-cell>
              <table:table-cell office:value-type="float" office:value="0.22032">
                <text:p>0.2203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641">
                <text:p>0.3641</text:p>
              </table:table-cell>
              <table:table-cell office:value-type="float" office:value="0.42214">
                <text:p>0.42214</text:p>
              </table:table-cell>
              <table:table-cell office:value-type="float" office:value="0.21376">
                <text:p>0.2137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6579">
                <text:p>0.36579</text:p>
              </table:table-cell>
              <table:table-cell office:value-type="float" office:value="0.43162">
                <text:p>0.43162</text:p>
              </table:table-cell>
              <table:table-cell office:value-type="float" office:value="0.20259">
                <text:p>0.2025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645">
                <text:p>0.3645</text:p>
              </table:table-cell>
              <table:table-cell office:value-type="float" office:value="0.44062">
                <text:p>0.44062</text:p>
              </table:table-cell>
              <table:table-cell office:value-type="float" office:value="0.19488">
                <text:p>0.1948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6144">
                <text:p>0.36144</text:p>
              </table:table-cell>
              <table:table-cell office:value-type="float" office:value="0.44947">
                <text:p>0.44947</text:p>
              </table:table-cell>
              <table:table-cell office:value-type="float" office:value="0.18909">
                <text:p>0.1890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36035">
                <text:p>0.36035</text:p>
              </table:table-cell>
              <table:table-cell office:value-type="float" office:value="0.45903">
                <text:p>0.45903</text:p>
              </table:table-cell>
              <table:table-cell office:value-type="float" office:value="0.18062">
                <text:p>0.1806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5584">
                <text:p>0.35584</text:p>
              </table:table-cell>
              <table:table-cell office:value-type="float" office:value="0.47135">
                <text:p>0.47135</text:p>
              </table:table-cell>
              <table:table-cell office:value-type="float" office:value="0.17281">
                <text:p>0.1728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35415">
                <text:p>0.35415</text:p>
              </table:table-cell>
              <table:table-cell office:value-type="float" office:value="0.48033">
                <text:p>0.48033</text:p>
              </table:table-cell>
              <table:table-cell office:value-type="float" office:value="0.16552">
                <text:p>0.1655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51">
                <text:p>0.351</text:p>
              </table:table-cell>
              <table:table-cell office:value-type="float" office:value="0.48876">
                <text:p>0.48876</text:p>
              </table:table-cell>
              <table:table-cell office:value-type="float" office:value="0.16024">
                <text:p>0.160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866">
                <text:p>0.34866</text:p>
              </table:table-cell>
              <table:table-cell office:value-type="float" office:value="0.49993">
                <text:p>0.49993</text:p>
              </table:table-cell>
              <table:table-cell office:value-type="float" office:value="0.15141">
                <text:p>0.1514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34282">
                <text:p>0.34282</text:p>
              </table:table-cell>
              <table:table-cell office:value-type="float" office:value="0.51272">
                <text:p>0.51272</text:p>
              </table:table-cell>
              <table:table-cell office:value-type="float" office:value="0.14446">
                <text:p>0.1444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34454">
                <text:p>0.34454</text:p>
              </table:table-cell>
              <table:table-cell office:value-type="float" office:value="0.51918">
                <text:p>0.51918</text:p>
              </table:table-cell>
              <table:table-cell office:value-type="float" office:value="0.13628">
                <text:p>0.1362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337">
                <text:p>0.337</text:p>
              </table:table-cell>
              <table:table-cell office:value-type="float" office:value="0.53112">
                <text:p>0.53112</text:p>
              </table:table-cell>
              <table:table-cell office:value-type="float" office:value="0.13188">
                <text:p>0.1318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33433">
                <text:p>0.33433</text:p>
              </table:table-cell>
              <table:table-cell office:value-type="float" office:value="0.54034">
                <text:p>0.54034</text:p>
              </table:table-cell>
              <table:table-cell office:value-type="float" office:value="0.12533">
                <text:p>0.1253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33042">
                <text:p>0.33042</text:p>
              </table:table-cell>
              <table:table-cell office:value-type="float" office:value="0.54919">
                <text:p>0.54919</text:p>
              </table:table-cell>
              <table:table-cell office:value-type="float" office:value="0.12039">
                <text:p>0.1203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32709">
                <text:p>0.32709</text:p>
              </table:table-cell>
              <table:table-cell office:value-type="float" office:value="0.55997">
                <text:p>0.55997</text:p>
              </table:table-cell>
              <table:table-cell office:value-type="float" office:value="0.11294">
                <text:p>0.1129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3236">
                <text:p>0.3236</text:p>
              </table:table-cell>
              <table:table-cell office:value-type="float" office:value="0.56828">
                <text:p>0.56828</text:p>
              </table:table-cell>
              <table:table-cell office:value-type="float" office:value="0.10812">
                <text:p>0.1081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3171">
                <text:p>0.3171</text:p>
              </table:table-cell>
              <table:table-cell office:value-type="float" office:value="0.58087">
                <text:p>0.58087</text:p>
              </table:table-cell>
              <table:table-cell office:value-type="float" office:value="0.10203">
                <text:p>0.1020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31516">
                <text:p>0.31516</text:p>
              </table:table-cell>
              <table:table-cell office:value-type="float" office:value="0.58718">
                <text:p>0.58718</text:p>
              </table:table-cell>
              <table:table-cell office:value-type="float" office:value="0.09766">
                <text:p>0.0976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0778">
                <text:p>0.30778</text:p>
              </table:table-cell>
              <table:table-cell office:value-type="float" office:value="0.60011">
                <text:p>0.60011</text:p>
              </table:table-cell>
              <table:table-cell office:value-type="float" office:value="0.09211">
                <text:p>0.0921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30368">
                <text:p>0.30368</text:p>
              </table:table-cell>
              <table:table-cell office:value-type="float" office:value="0.6092">
                <text:p>0.6092</text:p>
              </table:table-cell>
              <table:table-cell office:value-type="float" office:value="0.08712">
                <text:p>0.0871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29956">
                <text:p>0.29956</text:p>
              </table:table-cell>
              <table:table-cell office:value-type="float" office:value="0.61868">
                <text:p>0.61868</text:p>
              </table:table-cell>
              <table:table-cell office:value-type="float" office:value="0.08176">
                <text:p>0.0817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29157">
                <text:p>0.29157</text:p>
              </table:table-cell>
              <table:table-cell office:value-type="float" office:value="0.63041">
                <text:p>0.63041</text:p>
              </table:table-cell>
              <table:table-cell office:value-type="float" office:value="0.07802">
                <text:p>0.0780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8552">
                <text:p>0.28552</text:p>
              </table:table-cell>
              <table:table-cell office:value-type="float" office:value="0.64102">
                <text:p>0.64102</text:p>
              </table:table-cell>
              <table:table-cell office:value-type="float" office:value="0.07346">
                <text:p>0.0734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28186">
                <text:p>0.28186</text:p>
              </table:table-cell>
              <table:table-cell office:value-type="float" office:value="0.64968">
                <text:p>0.64968</text:p>
              </table:table-cell>
              <table:table-cell office:value-type="float" office:value="0.06846">
                <text:p>0.0684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27506">
                <text:p>0.27506</text:p>
              </table:table-cell>
              <table:table-cell office:value-type="float" office:value="0.66015">
                <text:p>0.66015</text:p>
              </table:table-cell>
              <table:table-cell office:value-type="float" office:value="0.06479">
                <text:p>0.0647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26994">
                <text:p>0.26994</text:p>
              </table:table-cell>
              <table:table-cell office:value-type="float" office:value="0.66857">
                <text:p>0.66857</text:p>
              </table:table-cell>
              <table:table-cell office:value-type="float" office:value="0.06149">
                <text:p>0.0614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26364">
                <text:p>0.26364</text:p>
              </table:table-cell>
              <table:table-cell office:value-type="float" office:value="0.68032">
                <text:p>0.68032</text:p>
              </table:table-cell>
              <table:table-cell office:value-type="float" office:value="0.05604">
                <text:p>0.0560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25953">
                <text:p>0.25953</text:p>
              </table:table-cell>
              <table:table-cell office:value-type="float" office:value="0.68857">
                <text:p>0.68857</text:p>
              </table:table-cell>
              <table:table-cell office:value-type="float" office:value="0.0519">
                <text:p>0.05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25144">
                <text:p>0.25144</text:p>
              </table:table-cell>
              <table:table-cell office:value-type="float" office:value="0.70015">
                <text:p>0.70015</text:p>
              </table:table-cell>
              <table:table-cell office:value-type="float" office:value="0.04841">
                <text:p>0.0484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24415">
                <text:p>0.24415</text:p>
              </table:table-cell>
              <table:table-cell office:value-type="float" office:value="0.71052">
                <text:p>0.71052</text:p>
              </table:table-cell>
              <table:table-cell office:value-type="float" office:value="0.04533">
                <text:p>0.0453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23614">
                <text:p>0.23614</text:p>
              </table:table-cell>
              <table:table-cell office:value-type="float" office:value="0.72192">
                <text:p>0.72192</text:p>
              </table:table-cell>
              <table:table-cell office:value-type="float" office:value="0.04194">
                <text:p>0.0419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2319">
                <text:p>0.2319</text:p>
              </table:table-cell>
              <table:table-cell office:value-type="float" office:value="0.72925">
                <text:p>0.72925</text:p>
              </table:table-cell>
              <table:table-cell office:value-type="float" office:value="0.03885">
                <text:p>0.0388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22395">
                <text:p>0.22395</text:p>
              </table:table-cell>
              <table:table-cell office:value-type="float" office:value="0.73936">
                <text:p>0.73936</text:p>
              </table:table-cell>
              <table:table-cell office:value-type="float" office:value="0.03669">
                <text:p>0.0366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21563">
                <text:p>0.21563</text:p>
              </table:table-cell>
              <table:table-cell office:value-type="float" office:value="0.75153">
                <text:p>0.75153</text:p>
              </table:table-cell>
              <table:table-cell office:value-type="float" office:value="0.03284">
                <text:p>0.0328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2103">
                <text:p>0.2103</text:p>
              </table:table-cell>
              <table:table-cell office:value-type="float" office:value="0.75937">
                <text:p>0.75937</text:p>
              </table:table-cell>
              <table:table-cell office:value-type="float" office:value="0.03033">
                <text:p>0.0303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20185">
                <text:p>0.20185</text:p>
              </table:table-cell>
              <table:table-cell office:value-type="float" office:value="0.7707">
                <text:p>0.7707</text:p>
              </table:table-cell>
              <table:table-cell office:value-type="float" office:value="0.02745">
                <text:p>0.0274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19459">
                <text:p>0.19459</text:p>
              </table:table-cell>
              <table:table-cell office:value-type="float" office:value="0.78077">
                <text:p>0.78077</text:p>
              </table:table-cell>
              <table:table-cell office:value-type="float" office:value="0.02464">
                <text:p>0.0246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18812">
                <text:p>0.18812</text:p>
              </table:table-cell>
              <table:table-cell office:value-type="float" office:value="0.78802">
                <text:p>0.78802</text:p>
              </table:table-cell>
              <table:table-cell office:value-type="float" office:value="0.02386">
                <text:p>0.0238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8031">
                <text:p>0.18031</text:p>
              </table:table-cell>
              <table:table-cell office:value-type="float" office:value="0.79877">
                <text:p>0.79877</text:p>
              </table:table-cell>
              <table:table-cell office:value-type="float" office:value="0.02092">
                <text:p>0.0209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17418">
                <text:p>0.17418</text:p>
              </table:table-cell>
              <table:table-cell office:value-type="float" office:value="0.80793">
                <text:p>0.80793</text:p>
              </table:table-cell>
              <table:table-cell office:value-type="float" office:value="0.01789">
                <text:p>0.0178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16323">
                <text:p>0.16323</text:p>
              </table:table-cell>
              <table:table-cell office:value-type="float" office:value="0.82034">
                <text:p>0.82034</text:p>
              </table:table-cell>
              <table:table-cell office:value-type="float" office:value="0.01643">
                <text:p>0.0164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15539">
                <text:p>0.15539</text:p>
              </table:table-cell>
              <table:table-cell office:value-type="float" office:value="0.82997">
                <text:p>0.82997</text:p>
              </table:table-cell>
              <table:table-cell office:value-type="float" office:value="0.01464">
                <text:p>0.0146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14673">
                <text:p>0.14673</text:p>
              </table:table-cell>
              <table:table-cell office:value-type="float" office:value="0.84134">
                <text:p>0.84134</text:p>
              </table:table-cell>
              <table:table-cell office:value-type="float" office:value="0.01193">
                <text:p>0.0119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13741">
                <text:p>0.13741</text:p>
              </table:table-cell>
              <table:table-cell office:value-type="float" office:value="0.85198">
                <text:p>0.85198</text:p>
              </table:table-cell>
              <table:table-cell office:value-type="float" office:value="0.01061">
                <text:p>0.0106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13089">
                <text:p>0.13089</text:p>
              </table:table-cell>
              <table:table-cell office:value-type="float" office:value="0.85949">
                <text:p>0.85949</text:p>
              </table:table-cell>
              <table:table-cell office:value-type="float" office:value="0.00962">
                <text:p>0.0096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12302">
                <text:p>0.12302</text:p>
              </table:table-cell>
              <table:table-cell office:value-type="float" office:value="0.86849">
                <text:p>0.86849</text:p>
              </table:table-cell>
              <table:table-cell office:value-type="float" office:value="0.00849">
                <text:p>0.0084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11253">
                <text:p>0.11253</text:p>
              </table:table-cell>
              <table:table-cell office:value-type="float" office:value="0.88025">
                <text:p>0.88025</text:p>
              </table:table-cell>
              <table:table-cell office:value-type="float" office:value="0.00722">
                <text:p>0.0072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10383">
                <text:p>0.10383</text:p>
              </table:table-cell>
              <table:table-cell office:value-type="float" office:value="0.89058">
                <text:p>0.89058</text:p>
              </table:table-cell>
              <table:table-cell office:value-type="float" office:value="0.00559">
                <text:p>0.0055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937">
                <text:p>0.0937</text:p>
              </table:table-cell>
              <table:table-cell office:value-type="float" office:value="0.90154">
                <text:p>0.90154</text:p>
              </table:table-cell>
              <table:table-cell office:value-type="float" office:value="0.00476">
                <text:p>0.0047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8621">
                <text:p>0.08621</text:p>
              </table:table-cell>
              <table:table-cell office:value-type="float" office:value="0.90989">
                <text:p>0.90989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7553">
                <text:p>0.07553</text:p>
              </table:table-cell>
              <table:table-cell office:value-type="float" office:value="0.92152">
                <text:p>0.92152</text:p>
              </table:table-cell>
              <table:table-cell office:value-type="float" office:value="0.00295">
                <text:p>0.0029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681">
                <text:p>0.0681</text:p>
              </table:table-cell>
              <table:table-cell office:value-type="float" office:value="0.92964">
                <text:p>0.92964</text:p>
              </table:table-cell>
              <table:table-cell office:value-type="float" office:value="0.00226">
                <text:p>0.0022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5756">
                <text:p>0.05756</text:p>
              </table:table-cell>
              <table:table-cell office:value-type="float" office:value="0.94086">
                <text:p>0.94086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4847">
                <text:p>0.04847</text:p>
              </table:table-cell>
              <table:table-cell office:value-type="float" office:value="0.95055">
                <text:p>0.95055</text:p>
              </table:table-cell>
              <table:table-cell office:value-type="float" office:value="0.00098">
                <text:p>0.0009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4007">
                <text:p>0.04007</text:p>
              </table:table-cell>
              <table:table-cell office:value-type="float" office:value="0.95928">
                <text:p>0.95928</text:p>
              </table:table-cell>
              <table:table-cell office:value-type="float" office:value="0.00065">
                <text:p>0.0006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3026">
                <text:p>0.03026</text:p>
              </table:table-cell>
              <table:table-cell office:value-type="float" office:value="0.96942">
                <text:p>0.96942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2053">
                <text:p>0.02053</text:p>
              </table:table-cell>
              <table:table-cell office:value-type="float" office:value="0.97929">
                <text:p>0.97929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1012">
                <text:p>0.01012</text:p>
              </table:table-cell>
              <table:table-cell office:value-type="float" office:value="0.98988">
                <text:p>0.9898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